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7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00"/>
    </style:style>
    <style:style style:name="ce4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>
            <text:p>Olczak Iwona</text:p>
          </table:table-cell>
          <table:table-cell table:style-name="Default" office:value-type="string">
            <text:p>minuty</text:p>
          </table:table-cell>
          <table:table-cell table:style-name="Default" office:value-type="string">
            <text:p>sekundy</text:p>
          </table:table-cell>
          <table:table-cell table:style-name="Default" office:value-type="string">
            <text:p>setne sekundy</text:p>
          </table:table-cell>
          <table:table-cell table:style-name="Default" office:value-type="string">
            <text:p>bajty</text:p>
          </table:table-cell>
          <table:table-cell table:style-name="Default" office:value-type="string">
            <text:p>całkowity czas w sekundach</text:p>
          </table:table-cell>
          <table:table-cell table:style-name="Default" office:value-type="string">
            <text:p>częstotliwość próbkowania</text:p>
          </table:table-cell>
          <table:table-cell table:style-name="ce3" office:value-type="string">
            <text:p>bytes/int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8256">
            <text:p>8256</text:p>
          </table:table-cell>
          <table:table-cell table:formula="of:= [.B2]*60+[.C2] + 0.01 * [.D2]" office:value-type="float" office:value="27.51">
            <text:p>27.51</text:p>
          </table:table-cell>
          <table:table-cell table:formula="of:=[.E2]/([.$I$1]*[.F2])" office:value-type="float" office:value="150.054525627045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5350">
            <text:p>5350</text:p>
          </table:table-cell>
          <table:table-cell table:formula="of:= [.B3]*60+[.C3] + 0.01 * [.D3]" office:value-type="float" office:value="17.82">
            <text:p>17.82</text:p>
          </table:table-cell>
          <table:table-cell table:formula="of:=[.E3]/([.$I$1]*[.F3])" office:value-type="float" office:value="150.112233445567">
            <text:p>150.11</text:p>
          </table:table-cell>
          <table:table-cell table:number-columns-repeated="4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3140">
            <text:p>3140</text:p>
          </table:table-cell>
          <table:table-cell table:formula="of:= [.B4]*60+[.C4] + 0.01 * [.D4]" office:value-type="float" office:value="10.46">
            <text:p>10.46</text:p>
          </table:table-cell>
          <table:table-cell table:formula="of:=[.E4]/([.$I$1]*[.F4])" office:value-type="float" office:value="150.095602294455">
            <text:p>150.10</text:p>
          </table:table-cell>
          <table:table-cell table:number-columns-repeated="4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972">
            <text:p>2972</text:p>
          </table:table-cell>
          <table:table-cell table:formula="of:= [.B5]*60+[.C5] + 0.01 * [.D5]" office:value-type="float" office:value="9.9">
            <text:p>9.90</text:p>
          </table:table-cell>
          <table:table-cell table:formula="of:=[.E5]/([.$I$1]*[.F5])" office:value-type="float" office:value="150.10101010101">
            <text:p>150.10</text:p>
          </table:table-cell>
          <table:table-cell table:number-columns-repeated="4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394">
            <text:p>3394</text:p>
          </table:table-cell>
          <table:table-cell table:formula="of:= [.B6]*60+[.C6] + 0.01 * [.D6]" office:value-type="float" office:value="11.3">
            <text:p>11.30</text:p>
          </table:table-cell>
          <table:table-cell table:formula="of:=[.E6]/([.$I$1]*[.F6])" office:value-type="float" office:value="150.176991150442">
            <text:p>150.18</text:p>
          </table:table-cell>
          <table:table-cell table:number-columns-repeated="4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2584">
            <text:p>2584</text:p>
          </table:table-cell>
          <table:table-cell table:formula="of:= [.B7]*60+[.C7] + 0.01 * [.D7]" office:value-type="float" office:value="8.6">
            <text:p>8.60</text:p>
          </table:table-cell>
          <table:table-cell table:formula="of:=[.E7]/([.$I$1]*[.F7])" office:value-type="float" office:value="150.232558139535">
            <text:p>150.23</text:p>
          </table:table-cell>
          <table:table-cell table:number-columns-repeated="4"/>
        </table:table-row>
        <table:table-row table:style-name="ro1">
          <table:table-cell office:value-type="string">
            <text:p>oczy otwarte</text:p>
          </table:table-cell>
          <table:table-cell/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8374">
            <text:p>8374</text:p>
          </table:table-cell>
          <table:table-cell table:formula="of:= [.B8]*60+[.C8] + 0.01 * [.D8]" office:value-type="float" office:value="27.9">
            <text:p>27.90</text:p>
          </table:table-cell>
          <table:table-cell table:formula="of:=[.E8]/([.$I$1]*[.F8])" office:value-type="float" office:value="150.071684587814">
            <text:p>150.07</text:p>
          </table:table-cell>
          <table:table-cell table:number-columns-repeated="4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8612">
            <text:p>8612</text:p>
          </table:table-cell>
          <table:table-cell table:formula="of:= [.B9]*60+[.C9] + 0.01 * [.D9]" office:value-type="float" office:value="28.71">
            <text:p>28.71</text:p>
          </table:table-cell>
          <table:table-cell table:formula="of:=[.E9]/([.$I$1]*[.F9])" office:value-type="float" office:value="149.982584465343">
            <text:p>149.98</text:p>
          </table:table-cell>
          <table:table-cell table:number-columns-repeated="4"/>
        </table:table-row>
        <table:table-row table:style-name="ro1">
          <table:table-cell office:value-type="string">
            <text:p>na plecach</text:p>
          </table:table-cell>
          <table:table-cell/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9718">
            <text:p>9718</text:p>
          </table:table-cell>
          <table:table-cell table:formula="of:= [.B10]*60+[.C10] + 0.01 * [.D10]" office:value-type="float" office:value="32.4">
            <text:p>32.40</text:p>
          </table:table-cell>
          <table:table-cell table:formula="of:=[.E10]/([.$I$1]*[.F10])" office:value-type="float" office:value="149.969135802469">
            <text:p>149.97</text:p>
          </table:table-cell>
          <table:table-cell table:number-columns-repeated="4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14734">
            <text:p>14734</text:p>
          </table:table-cell>
          <table:table-cell table:formula="of:= [.B11]*60+[.C11] + 0.01 * [.D11]" office:value-type="float" office:value="49.12">
            <text:p>49.12</text:p>
          </table:table-cell>
          <table:table-cell table:formula="of:=[.E11]/([.$I$1]*[.F11])" office:value-type="float" office:value="149.979641693811">
            <text:p>149.98</text:p>
          </table:table-cell>
          <table:table-cell table:number-columns-repeated="4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3220">
            <text:p>13220</text:p>
          </table:table-cell>
          <table:table-cell table:formula="of:= [.B12]*60+[.C12] + 0.01 * [.D12]" office:value-type="float" office:value="44.08">
            <text:p>44.08</text:p>
          </table:table-cell>
          <table:table-cell table:formula="of:=[.E12]/([.$I$1]*[.F12])" office:value-type="float" office:value="149.954627949183">
            <text:p>149.95</text:p>
          </table:table-cell>
          <table:table-cell table:number-columns-repeated="4"/>
        </table:table-row>
        <table:table-row table:style-name="ro1">
          <table:table-cell office:value-type="string">
            <text:p>pozycja rose</text:p>
          </table:table-cell>
          <table:table-cell/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8668">
            <text:p>8668</text:p>
          </table:table-cell>
          <table:table-cell table:formula="of:= [.B13]*60+[.C13] + 0.01 * [.D13]" office:value-type="float" office:value="28.89">
            <text:p>28.89</text:p>
          </table:table-cell>
          <table:table-cell table:formula="of:=[.E13]/([.$I$1]*[.F13])" office:value-type="float" office:value="150.017307026653">
            <text:p>150.02</text:p>
          </table:table-cell>
          <table:table-cell table:number-columns-repeated="4"/>
        </table:table-row>
        <table:table-row table:style-name="ro1">
          <table:table-cell office:value-type="string">
            <text:p>Woda 44 do lewego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42220">
            <text:p>42220</text:p>
          </table:table-cell>
          <table:table-cell table:formula="of:= [.B14]*60+[.C14] + 0.01 * [.D14]" office:value-type="float" office:value="140.73">
            <text:p>140.73</text:p>
          </table:table-cell>
          <table:table-cell table:formula="of:=[.E14]/([.$I$1]*[.F14])" office:value-type="float" office:value="150.003552902722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4408">
            <text:p>44408</text:p>
          </table:table-cell>
          <table:table-cell table:formula="of:= [.B15]*60+[.C15] + 0.01 * [.D15]" office:value-type="float" office:value="148.02">
            <text:p>148.02</text:p>
          </table:table-cell>
          <table:table-cell table:formula="of:=[.E15]/([.$I$1]*[.F15])" office:value-type="float" office:value="150.006755843805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Woda 30 do lewego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41310">
            <text:p>41310</text:p>
          </table:table-cell>
          <table:table-cell table:formula="of:= [.B16]*60+[.C16] + 0.01 * [.D16]" office:value-type="float" office:value="137.69">
            <text:p>137.69</text:p>
          </table:table-cell>
          <table:table-cell table:formula="of:=[.E16]/([.$I$1]*[.F16])" office:value-type="float" office:value="150.01089403733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Woda 30 do praweg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6438">
            <text:p>36438</text:p>
          </table:table-cell>
          <table:table-cell table:formula="of:= [.B17]*60+[.C17] + 0.01 * [.D17]" office:value-type="float" office:value="121.45">
            <text:p>121.45</text:p>
          </table:table-cell>
          <table:table-cell table:formula="of:=[.E17]/([.$I$1]*[.F17])" office:value-type="float" office:value="150.01235076163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41398">
            <text:p>41398</text:p>
          </table:table-cell>
          <table:table-cell table:formula="of:= [.B18]*60+[.C18] + 0.01 * [.D18]" office:value-type="float" office:value="137.98">
            <text:p>137.98</text:p>
          </table:table-cell>
          <table:table-cell table:formula="of:=[.E18]/([.$I$1]*[.F18])" office:value-type="float" office:value="150.014494854327">
            <text:p>150.0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Skrzycka Ewa</text:p>
          </table:table-cell>
          <table:table-cell table:style-name="Default" office:value-type="string">
            <text:p>minuty</text:p>
          </table:table-cell>
          <table:table-cell table:style-name="Default" office:value-type="string">
            <text:p>sekundy</text:p>
          </table:table-cell>
          <table:table-cell table:style-name="Default" office:value-type="string">
            <text:p>setne sekundy</text:p>
          </table:table-cell>
          <table:table-cell table:style-name="Default" office:value-type="string">
            <text:p>bajty</text:p>
          </table:table-cell>
          <table:table-cell table:style-name="Default" office:value-type="string">
            <text:p>całkowity czas w sekundach</text:p>
          </table:table-cell>
          <table:table-cell table:style-name="Default" office:value-type="string">
            <text:p>częstotliwość próbkowania</text:p>
          </table:table-cell>
          <table:table-cell table:number-columns-repeated="4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4970">
            <text:p>4970</text:p>
          </table:table-cell>
          <table:table-cell table:formula="of:= [.B21]*60+[.C21] + 0.01 * [.D21]" office:value-type="float" office:value="16.56">
            <text:p>16.56</text:p>
          </table:table-cell>
          <table:table-cell table:formula="of:=[.E21]/([.$I$1]*[.F21])" office:value-type="float" office:value="150.06038647343">
            <text:p>150.06</text:p>
          </table:table-cell>
          <table:table-cell table:number-columns-repeated="4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6372">
            <text:p>6372</text:p>
          </table:table-cell>
          <table:table-cell table:formula="of:= [.B22]*60+[.C22] + 0.01 * [.D22]" office:value-type="float" office:value="21.24">
            <text:p>21.24</text:p>
          </table:table-cell>
          <table:table-cell table:formula="of:=[.E22]/([.$I$1]*[.F22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3812">
            <text:p>3812</text:p>
          </table:table-cell>
          <table:table-cell table:formula="of:= [.B23]*60+[.C23] + 0.01 * [.D23]" office:value-type="float" office:value="12.7">
            <text:p>12.70</text:p>
          </table:table-cell>
          <table:table-cell table:formula="of:=[.E23]/([.$I$1]*[.F23])" office:value-type="float" office:value="150.07874015748">
            <text:p>150.08</text:p>
          </table:table-cell>
          <table:table-cell table:number-columns-repeated="4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3490">
            <text:p>3490</text:p>
          </table:table-cell>
          <table:table-cell table:formula="of:= [.B24]*60+[.C24] + 0.01 * [.D24]" office:value-type="float" office:value="11.63">
            <text:p>11.63</text:p>
          </table:table-cell>
          <table:table-cell table:formula="of:=[.E24]/([.$I$1]*[.F24])" office:value-type="float" office:value="150.042992261393">
            <text:p>150.04</text:p>
          </table:table-cell>
          <table:table-cell table:number-columns-repeated="4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728">
            <text:p>2728</text:p>
          </table:table-cell>
          <table:table-cell table:formula="of:= [.B25]*60+[.C25] + 0.01 * [.D25]" office:value-type="float" office:value="9.08">
            <text:p>9.08</text:p>
          </table:table-cell>
          <table:table-cell table:formula="of:=[.E25]/([.$I$1]*[.F25])" office:value-type="float" office:value="150.220264317181">
            <text:p>150.22</text:p>
          </table:table-cell>
          <table:table-cell table:number-columns-repeated="4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408">
            <text:p>2408</text:p>
          </table:table-cell>
          <table:table-cell table:formula="of:= [.B26]*60+[.C26] + 0.01 * [.D26]" office:value-type="float" office:value="8.02">
            <text:p>8.02</text:p>
          </table:table-cell>
          <table:table-cell table:formula="of:=[.E26]/([.$I$1]*[.F26])" office:value-type="float" office:value="150.124688279302">
            <text:p>150.12</text:p>
          </table:table-cell>
          <table:table-cell table:number-columns-repeated="4"/>
        </table:table-row>
        <table:table-row table:style-name="ro1">
          <table:table-cell office:value-type="string">
            <text:p>oczy otwarte</text:p>
          </table:table-cell>
          <table:table-cell/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8538">
            <text:p>8538</text:p>
          </table:table-cell>
          <table:table-cell table:formula="of:= [.B27]*60+[.C27] + 0.01 * [.D27]" office:value-type="float" office:value="28.45">
            <text:p>28.45</text:p>
          </table:table-cell>
          <table:table-cell table:formula="of:=[.E27]/([.$I$1]*[.F27])" office:value-type="float" office:value="150.052724077329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8658">
            <text:p>8658</text:p>
          </table:table-cell>
          <table:table-cell table:formula="of:= [.B28]*60+[.C28] + 0.01 * [.D28]" office:value-type="float" office:value="28.86">
            <text:p>28.86</text:p>
          </table:table-cell>
          <table:table-cell table:formula="of:=[.E28]/([.$I$1]*[.F28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na plecach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1384">
            <text:p>21384</text:p>
          </table:table-cell>
          <table:table-cell table:formula="of:= [.B29]*60+[.C29] + 0.01 * [.D29]" office:value-type="float" office:value="71.27">
            <text:p>71.27</text:p>
          </table:table-cell>
          <table:table-cell table:formula="of:=[.E29]/([.$I$1]*[.F29])" office:value-type="float" office:value="150.021046723727">
            <text:p>150.02</text:p>
          </table:table-cell>
          <table:table-cell table:number-columns-repeated="4"/>
        </table:table-row>
        <table:table-row table:style-name="ro1">
          <table:table-cell office:value-type="string">
            <text:p>na lewym boku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1052">
            <text:p>21052</text:p>
          </table:table-cell>
          <table:table-cell table:formula="of:= [.B30]*60+[.C30] + 0.01 * [.D30]" office:value-type="float" office:value="70.17">
            <text:p>70.17</text:p>
          </table:table-cell>
          <table:table-cell table:formula="of:=[.E30]/([.$I$1]*[.F30])" office:value-type="float" office:value="150.00712555223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0542">
            <text:p>10542</text:p>
          </table:table-cell>
          <table:table-cell table:formula="of:= [.B31]*60+[.C31] + 0.01 * [.D31]" office:value-type="float" office:value="35.13">
            <text:p>35.13</text:p>
          </table:table-cell>
          <table:table-cell table:formula="of:=[.E31]/([.$I$1]*[.F31])" office:value-type="float" office:value="150.042698548249">
            <text:p>150.04</text:p>
          </table:table-cell>
          <table:table-cell table:number-columns-repeated="4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2722">
            <text:p>12722</text:p>
          </table:table-cell>
          <table:table-cell table:formula="of:= [.B32]*60+[.C32] + 0.01 * [.D32]" office:value-type="float" office:value="42.4">
            <text:p>42.40</text:p>
          </table:table-cell>
          <table:table-cell table:formula="of:=[.E32]/([.$I$1]*[.F32])" office:value-type="float" office:value="150.02358490566">
            <text:p>150.02</text:p>
          </table:table-cell>
          <table:table-cell table:number-columns-repeated="4"/>
        </table:table-row>
        <table:table-row table:style-name="ro1">
          <table:table-cell office:value-type="string">
            <text:p>pozycja rose</text:p>
          </table:table-cell>
          <table:table-cell/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11872">
            <text:p>11872</text:p>
          </table:table-cell>
          <table:table-cell table:formula="of:= [.B33]*60+[.C33] + 0.01 * [.D33]" office:value-type="float" office:value="39.56">
            <text:p>39.56</text:p>
          </table:table-cell>
          <table:table-cell table:formula="of:=[.E33]/([.$I$1]*[.F33])" office:value-type="float" office:value="150.05055611729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Woda 44 do lewego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56626">
            <text:p>56626</text:p>
          </table:table-cell>
          <table:table-cell table:formula="of:= [.B34]*60+[.C34] + 0.01 * [.D34]" office:value-type="float" office:value="188.74">
            <text:p>188.74</text:p>
          </table:table-cell>
          <table:table-cell table:formula="of:=[.E34]/([.$I$1]*[.F34])" office:value-type="float" office:value="150.010596587899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4312">
            <text:p>54312</text:p>
          </table:table-cell>
          <table:table-cell table:formula="of:= [.B35]*60+[.C35] + 0.01 * [.D35]" office:value-type="float" office:value="181.04">
            <text:p>181.04</text:p>
          </table:table-cell>
          <table:table-cell table:formula="of:=[.E35]/([.$I$1]*[.F35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Woda 30 do leweg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55282">
            <text:p>55282</text:p>
          </table:table-cell>
          <table:table-cell table:formula="of:= [.B36]*60+[.C36] + 0.01 * [.D36]" office:value-type="float" office:value="184.27">
            <text:p>184.27</text:p>
          </table:table-cell>
          <table:table-cell table:formula="of:=[.E36]/([.$I$1]*[.F36])" office:value-type="float" office:value="150.002713409671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Woda 30 do prawego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000">
            <text:p>55000</text:p>
          </table:table-cell>
          <table:table-cell table:formula="of:= [.B37]*60+[.C37] + 0.01 * [.D37]" office:value-type="float" office:value="183.32">
            <text:p>183.32</text:p>
          </table:table-cell>
          <table:table-cell table:formula="of:=[.E37]/([.$I$1]*[.F37])" office:value-type="float" office:value="150.010909884355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Woda 30 do prawego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4998">
            <text:p>54998</text:p>
          </table:table-cell>
          <table:table-cell table:formula="of:= [.B38]*60+[.C38] + 0.01 * [.D38]" office:value-type="float" office:value="183.32">
            <text:p>183.32</text:p>
          </table:table-cell>
          <table:table-cell table:formula="of:=[.E38]/([.$I$1]*[.F38])" office:value-type="float" office:value="150.005454942178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Woda 30 do prawego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000">
            <text:p>55000</text:p>
          </table:table-cell>
          <table:table-cell table:formula="of:= [.B39]*60+[.C39] + 0.01 * [.D39]" office:value-type="float" office:value="183.32">
            <text:p>183.32</text:p>
          </table:table-cell>
          <table:table-cell table:formula="of:=[.E39]/([.$I$1]*[.F39])" office:value-type="float" office:value="150.010909884355">
            <text:p>150.01</text:p>
          </table:table-cell>
          <table:table-cell table:number-columns-repeated="2"/>
          <table:table-cell table:style-name="ce3" office:value-type="string">
            <text:p>bitów w bajcie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string">
            <text:p>domniemana częstotliwość</text:p>
          </table:table-cell>
          <table:table-cell table:style-name="ce3" office:value-type="float" office:value="150">
            <text:p>150</text:p>
          </table:table-cell>
        </table:table-row>
        <table:table-row table:style-name="ro1">
          <table:table-cell office:value-type="string">
            <text:p>Szaniawska-Chydzińska Jadwiga</text:p>
          </table:table-cell>
          <table:table-cell table:style-name="Default" office:value-type="string">
            <text:p>minuty</text:p>
          </table:table-cell>
          <table:table-cell table:style-name="Default" office:value-type="string">
            <text:p>sekundy</text:p>
          </table:table-cell>
          <table:table-cell table:style-name="Default" office:value-type="string">
            <text:p>setne sekundy</text:p>
          </table:table-cell>
          <table:table-cell table:style-name="Default" office:value-type="string">
            <text:p>bajty</text:p>
          </table:table-cell>
          <table:table-cell table:style-name="Default" office:value-type="string">
            <text:p>całkowity czas w sekundach</text:p>
          </table:table-cell>
          <table:table-cell table:style-name="Default" office:value-type="string">
            <text:p>częstotliwość próbkowania</text:p>
          </table:table-cell>
          <table:table-cell table:style-name="ce4" office:value-type="string">
            <text:p>prawdziwa bitowość?</text:p>
          </table:table-cell>
          <table:table-cell table:number-columns-repeated="3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12072">
            <text:p>12072</text:p>
          </table:table-cell>
          <table:table-cell table:formula="of:= [.B42]*60+[.C42] + 0.01 * [.D42]" office:value-type="float" office:value="53.66">
            <text:p>53.66</text:p>
          </table:table-cell>
          <table:table-cell table:formula="of:=[.E42]/([.$I$1]*[.F42])" office:value-type="float" office:value="112.486023108461">
            <text:p>112.49</text:p>
          </table:table-cell>
          <table:table-cell table:style-name="ce4" table:formula="of:=[.$K$39]* ([.$I$1]*[.$I$1]*[.G42])/[.$K$40]" office:value-type="float" office:value="23.9970182631383">
            <text:p>23.9970182631</text:p>
          </table:table-cell>
          <table:table-cell table:number-columns-repeated="3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757">
            <text:p>2757</text:p>
          </table:table-cell>
          <table:table-cell table:formula="of:= [.B43]*60+[.C43] + 0.01 * [.D43]" office:value-type="float" office:value="12.25">
            <text:p>12.25</text:p>
          </table:table-cell>
          <table:table-cell table:formula="of:=[.E43]/([.$I$1]*[.F43])" office:value-type="float" office:value="112.530612244898">
            <text:p>112.53</text:p>
          </table:table-cell>
          <table:table-cell table:style-name="ce4" table:formula="of:=[.$K$39]* ([.$I$1]*[.$I$1]*[.G43])/[.$K$40]" office:value-type="float" office:value="24.0065306122449">
            <text:p>24.0065306122</text:p>
          </table:table-cell>
          <table:table-cell table:number-columns-repeated="3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2673">
            <text:p>2673</text:p>
          </table:table-cell>
          <table:table-cell table:formula="of:= [.B44]*60+[.C44] + 0.01 * [.D44]" office:value-type="float" office:value="11.88">
            <text:p>11.88</text:p>
          </table:table-cell>
          <table:table-cell table:formula="of:=[.E44]/([.$I$1]*[.F44])" office:value-type="float" office:value="112.5">
            <text:p>112.50</text:p>
          </table:table-cell>
          <table:table-cell table:style-name="ce4" table:formula="of:=[.$K$39]* ([.$I$1]*[.$I$1]*[.G44])/[.$K$40]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2631">
            <text:p>2631</text:p>
          </table:table-cell>
          <table:table-cell table:formula="of:= [.B45]*60+[.C45] + 0.01 * [.D45]" office:value-type="float" office:value="11.68">
            <text:p>11.68</text:p>
          </table:table-cell>
          <table:table-cell table:formula="of:=[.E45]/([.$I$1]*[.F45])" office:value-type="float" office:value="112.628424657534">
            <text:p>112.63</text:p>
          </table:table-cell>
          <table:table-cell table:style-name="ce4" table:formula="of:=[.$K$39]* ([.$I$1]*[.$I$1]*[.G45])/[.$K$40]" office:value-type="float" office:value="24.027397260274">
            <text:p>24.0273972603</text:p>
          </table:table-cell>
          <table:table-cell table:number-columns-repeated="3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2178">
            <text:p>2178</text:p>
          </table:table-cell>
          <table:table-cell table:formula="of:= [.B46]*60+[.C46] + 0.01 * [.D46]" office:value-type="float" office:value="9.68">
            <text:p>9.68</text:p>
          </table:table-cell>
          <table:table-cell table:formula="of:=[.E46]/([.$I$1]*[.F46])" office:value-type="float" office:value="112.5">
            <text:p>112.50</text:p>
          </table:table-cell>
          <table:table-cell table:style-name="ce4" table:formula="of:=[.$K$39]* ([.$I$1]*[.$I$1]*[.G46])/[.$K$40]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2628">
            <text:p>2628</text:p>
          </table:table-cell>
          <table:table-cell table:formula="of:= [.B47]*60+[.C47] + 0.01 * [.D47]" office:value-type="float" office:value="11.68">
            <text:p>11.68</text:p>
          </table:table-cell>
          <table:table-cell table:formula="of:=[.E47]/([.$I$1]*[.F47])" office:value-type="float" office:value="112.5">
            <text:p>112.50</text:p>
          </table:table-cell>
          <table:table-cell table:style-name="ce4" table:formula="of:=[.$K$39]* ([.$I$1]*[.$I$1]*[.G47])/[.$K$40]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oczy otwarte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503">
            <text:p>4503</text:p>
          </table:table-cell>
          <table:table-cell table:formula="of:= [.B48]*60+[.C48] + 0.01 * [.D48]" office:value-type="float" office:value="20">
            <text:p>20.00</text:p>
          </table:table-cell>
          <table:table-cell table:formula="of:=[.E48]/([.$I$1]*[.F48])" office:value-type="float" office:value="112.575">
            <text:p>112.58</text:p>
          </table:table-cell>
          <table:table-cell table:style-name="ce4" table:formula="of:=[.$K$39]* ([.$I$1]*[.$I$1]*[.G48])/[.$K$40]" office:value-type="float" office:value="24.016">
            <text:p>24.016</text:p>
          </table:table-cell>
          <table:table-cell table:number-columns-repeated="3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369">
            <text:p>6369</text:p>
          </table:table-cell>
          <table:table-cell table:formula="of:= [.B49]*60+[.C49] + 0.01 * [.D49]" office:value-type="float" office:value="28.3">
            <text:p>28.30</text:p>
          </table:table-cell>
          <table:table-cell table:formula="of:=[.E49]/([.$I$1]*[.F49])" office:value-type="float" office:value="112.526501766784">
            <text:p>112.53</text:p>
          </table:table-cell>
          <table:table-cell table:style-name="ce4" table:formula="of:=[.$K$39]* ([.$I$1]*[.$I$1]*[.G49])/[.$K$40]" office:value-type="float" office:value="24.0056537102473">
            <text:p>24.0056537102</text:p>
          </table:table-cell>
          <table:table-cell table:number-columns-repeated="3"/>
        </table:table-row>
        <table:table-row table:style-name="ro1">
          <table:table-cell office:value-type="string">
            <text:p>na plecach</text:p>
          </table:table-cell>
          <table:table-cell/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9063">
            <text:p>9063</text:p>
          </table:table-cell>
          <table:table-cell table:formula="of:= [.B50]*60+[.C50] + 0.01 * [.D50]" office:value-type="float" office:value="40.28">
            <text:p>40.28</text:p>
          </table:table-cell>
          <table:table-cell table:formula="of:=[.E50]/([.$I$1]*[.F50])" office:value-type="float" office:value="112.5">
            <text:p>112.50</text:p>
          </table:table-cell>
          <table:table-cell table:style-name="ce4" table:formula="of:=[.$K$39]* ([.$I$1]*[.$I$1]*[.G50])/[.$K$40]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6471">
            <text:p>6471</text:p>
          </table:table-cell>
          <table:table-cell table:formula="of:= [.B51]*60+[.C51] + 0.01 * [.D51]" office:value-type="float" office:value="28.76">
            <text:p>28.76</text:p>
          </table:table-cell>
          <table:table-cell table:formula="of:=[.E51]/([.$I$1]*[.F51])" office:value-type="float" office:value="112.5">
            <text:p>112.50</text:p>
          </table:table-cell>
          <table:table-cell table:style-name="ce4" table:formula="of:=[.$K$39]* ([.$I$1]*[.$I$1]*[.G51])/[.$K$40]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7080">
            <text:p>7080</text:p>
          </table:table-cell>
          <table:table-cell table:formula="of:= [.B52]*60+[.C52] + 0.01 * [.D52]" office:value-type="float" office:value="31.46">
            <text:p>31.46</text:p>
          </table:table-cell>
          <table:table-cell table:formula="of:=[.E52]/([.$I$1]*[.F52])" office:value-type="float" office:value="112.523839796567">
            <text:p>112.52</text:p>
          </table:table-cell>
          <table:table-cell table:style-name="ce4" table:formula="of:=[.$K$39]* ([.$I$1]*[.$I$1]*[.G52])/[.$K$40]" office:value-type="float" office:value="24.0050858232676">
            <text:p>24.0050858233</text:p>
          </table:table-cell>
          <table:table-cell table:number-columns-repeated="3"/>
        </table:table-row>
        <table:table-row table:style-name="ro1">
          <table:table-cell office:value-type="string">
            <text:p>pozycja rose</text:p>
          </table:table-cell>
          <table:table-cell/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7998">
            <text:p>7998</text:p>
          </table:table-cell>
          <table:table-cell table:formula="of:= [.B53]*60+[.C53] + 0.01 * [.D53]" office:value-type="float" office:value="35.54">
            <text:p>35.54</text:p>
          </table:table-cell>
          <table:table-cell table:formula="of:=[.E53]/([.$I$1]*[.F53])" office:value-type="float" office:value="112.521102982555">
            <text:p>112.52</text:p>
          </table:table-cell>
          <table:table-cell table:style-name="ce4" table:formula="of:=[.$K$39]* ([.$I$1]*[.$I$1]*[.G53])/[.$K$40]" office:value-type="float" office:value="24.0045019696117">
            <text:p>24.0045019696</text:p>
          </table:table-cell>
          <table:table-cell table:number-columns-repeated="3"/>
        </table:table-row>
        <table:table-row table:style-name="ro1">
          <table:table-cell office:value-type="string">
            <text:p>Woda 44 do lewego</text:p>
          </table:table-cell>
          <table:table-cell table:number-columns-repeated="2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7666">
            <text:p>27666</text:p>
          </table:table-cell>
          <table:table-cell table:formula="of:= [.B54]*60+[.C54] + 0.01 * [.D54]" office:value-type="float" office:value="122.96">
            <text:p>122.96</text:p>
          </table:table-cell>
          <table:table-cell table:formula="of:=[.E54]/([.$I$1]*[.F54])" office:value-type="float" office:value="112.5">
            <text:p>112.50</text:p>
          </table:table-cell>
          <table:table-cell table:style-name="ce4" table:formula="of:=[.$K$39]* ([.$I$1]*[.$I$1]*[.G54])/[.$K$40]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34137">
            <text:p>34137</text:p>
          </table:table-cell>
          <table:table-cell table:formula="of:= [.B55]*60+[.C55] + 0.01 * [.D55]" office:value-type="float" office:value="151.71">
            <text:p>151.71</text:p>
          </table:table-cell>
          <table:table-cell table:formula="of:=[.E55]/([.$I$1]*[.F55])" office:value-type="float" office:value="112.507415463714">
            <text:p>112.51</text:p>
          </table:table-cell>
          <table:table-cell table:style-name="ce4" table:formula="of:=[.$K$39]* ([.$I$1]*[.$I$1]*[.G55])/[.$K$40]" office:value-type="float" office:value="24.0015819655922">
            <text:p>24.0015819656</text:p>
          </table:table-cell>
          <table:table-cell table:number-columns-repeated="3"/>
        </table:table-row>
        <table:table-row table:style-name="ro1">
          <table:table-cell office:value-type="string">
            <text:p>Woda 30 do leweg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8587">
            <text:p>28587</text:p>
          </table:table-cell>
          <table:table-cell table:formula="of:= [.B56]*60+[.C56] + 0.01 * [.D56]" office:value-type="float" office:value="127.04">
            <text:p>127.04</text:p>
          </table:table-cell>
          <table:table-cell table:formula="of:=[.E56]/([.$I$1]*[.F56])" office:value-type="float" office:value="112.511807304786">
            <text:p>112.51</text:p>
          </table:table-cell>
          <table:table-cell table:style-name="ce4" table:formula="of:=[.$K$39]* ([.$I$1]*[.$I$1]*[.G56])/[.$K$40]" office:value-type="float" office:value="24.0025188916877">
            <text:p>24.0025188917</text:p>
          </table:table-cell>
          <table:table-cell table:number-columns-repeated="3"/>
        </table:table-row>
        <table:table-row table:style-name="ro1">
          <table:table-cell office:value-type="string">
            <text:p>Woda 30 do prawego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3996">
            <text:p>33996</text:p>
          </table:table-cell>
          <table:table-cell table:formula="of:= [.B57]*60+[.C57] + 0.01 * [.D57]" office:value-type="float" office:value="143.3">
            <text:p>143.30</text:p>
          </table:table-cell>
          <table:table-cell table:formula="of:=[.E57]/([.$I$1]*[.F57])" office:value-type="float" office:value="118.618283321703">
            <text:p>118.62</text:p>
          </table:table-cell>
          <table:table-cell table:style-name="ce4" table:formula="of:=[.$K$39]* ([.$I$1]*[.$I$1]*[.G57])/[.$K$40]" office:value-type="float" office:value="25.3052337752966">
            <text:p>25.3052337753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Domagała Krystyna</text:p>
          </table:table-cell>
          <table:table-cell table:style-name="Default" office:value-type="string">
            <text:p>minuty</text:p>
          </table:table-cell>
          <table:table-cell table:style-name="Default" office:value-type="string">
            <text:p>sekundy</text:p>
          </table:table-cell>
          <table:table-cell table:style-name="Default" office:value-type="string">
            <text:p>setne sekundy</text:p>
          </table:table-cell>
          <table:table-cell table:style-name="Default" office:value-type="string">
            <text:p>bajty</text:p>
          </table:table-cell>
          <table:table-cell table:style-name="Default" office:value-type="string">
            <text:p>całkowity czas w sekundach</text:p>
          </table:table-cell>
          <table:table-cell table:style-name="Default" office:value-type="string">
            <text:p>częstotliwość próbkowania</text:p>
          </table:table-cell>
          <table:table-cell table:number-columns-repeated="4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11878">
            <text:p>11878</text:p>
          </table:table-cell>
          <table:table-cell table:formula="of:= [.B60]*60+[.C60] + 0.01 * [.D60]" office:value-type="float" office:value="39.58">
            <text:p>39.58</text:p>
          </table:table-cell>
          <table:table-cell table:formula="of:=[.E60]/([.$I$1]*[.F60])" office:value-type="float" office:value="150.050530570995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11800">
            <text:p>11800</text:p>
          </table:table-cell>
          <table:table-cell table:formula="of:= [.B61]*60+[.C61] + 0.01 * [.D61]" office:value-type="float" office:value="39.33">
            <text:p>39.33</text:p>
          </table:table-cell>
          <table:table-cell table:formula="of:=[.E61]/([.$I$1]*[.F61])" office:value-type="float" office:value="150.012712941775">
            <text:p>150.01</text:p>
          </table:table-cell>
          <table:table-cell table:number-columns-repeated="4"/>
        </table:table-row>
        <table:table-row table:style-name="ro2">
          <table:table-cell office:value-type="string">
            <text:p>sinus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11828">
            <text:p>11828</text:p>
          </table:table-cell>
          <table:table-cell table:formula="of:= [.B62]*60+[.C62] + 0.01 * [.D62]" office:value-type="float" office:value="39.42">
            <text:p>39.42</text:p>
          </table:table-cell>
          <table:table-cell table:formula="of:=[.E62]/([.$I$1]*[.F62])" office:value-type="float" office:value="150.025367833587">
            <text:p>150.03</text:p>
          </table:table-cell>
          <table:table-cell table:number-columns-repeated="4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074">
            <text:p>6074</text:p>
          </table:table-cell>
          <table:table-cell table:formula="of:= [.B63]*60+[.C63] + 0.01 * [.D63]" office:value-type="float" office:value="20.24">
            <text:p>20.24</text:p>
          </table:table-cell>
          <table:table-cell table:formula="of:=[.E63]/([.$I$1]*[.F63])" office:value-type="float" office:value="150.049407114625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8658">
            <text:p>8658</text:p>
          </table:table-cell>
          <table:table-cell table:formula="of:= [.B64]*60+[.C64] + 0.01 * [.D64]" office:value-type="float" office:value="28.86">
            <text:p>28.86</text:p>
          </table:table-cell>
          <table:table-cell table:formula="of:=[.E64]/([.$I$1]*[.F64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8956">
            <text:p>8956</text:p>
          </table:table-cell>
          <table:table-cell table:formula="of:= [.B65]*60+[.C65] + 0.01 * [.D65]" office:value-type="float" office:value="29.84">
            <text:p>29.84</text:p>
          </table:table-cell>
          <table:table-cell table:formula="of:=[.E65]/([.$I$1]*[.F65])" office:value-type="float" office:value="150.067024128686">
            <text:p>150.07</text:p>
          </table:table-cell>
          <table:table-cell table:number-columns-repeated="4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8914">
            <text:p>8914</text:p>
          </table:table-cell>
          <table:table-cell table:formula="of:= [.B66]*60+[.C66] + 0.01 * [.D66]" office:value-type="float" office:value="29.7">
            <text:p>29.70</text:p>
          </table:table-cell>
          <table:table-cell table:formula="of:=[.E66]/([.$I$1]*[.F66])" office:value-type="float" office:value="150.06734006734">
            <text:p>150.07</text:p>
          </table:table-cell>
          <table:table-cell table:number-columns-repeated="4"/>
        </table:table-row>
        <table:table-row table:style-name="ro1">
          <table:table-cell office:value-type="string">
            <text:p>Siedząc oczy otwarte</text:p>
          </table:table-cell>
          <table:table-cell/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5980">
            <text:p>5980</text:p>
          </table:table-cell>
          <table:table-cell table:formula="of:= [.B67]*60+[.C67] + 0.01 * [.D67]" office:value-type="float" office:value="19.93">
            <text:p>19.93</text:p>
          </table:table-cell>
          <table:table-cell table:formula="of:=[.E67]/([.$I$1]*[.F67])" office:value-type="float" office:value="150.025087807326">
            <text:p>150.03</text:p>
          </table:table-cell>
          <table:table-cell table:number-columns-repeated="4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2032">
            <text:p>12032</text:p>
          </table:table-cell>
          <table:table-cell table:formula="of:= [.B68]*60+[.C68] + 0.01 * [.D68]" office:value-type="float" office:value="40.1">
            <text:p>40.10</text:p>
          </table:table-cell>
          <table:table-cell table:formula="of:=[.E68]/([.$I$1]*[.F68])" office:value-type="float" office:value="150.02493765586">
            <text:p>150.02</text:p>
          </table:table-cell>
          <table:table-cell table:number-columns-repeated="4"/>
        </table:table-row>
        <table:table-row table:style-name="ro1">
          <table:table-cell office:value-type="string">
            <text:p>samoistny na wznak</text:p>
          </table:table-cell>
          <table:table-cell/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1582">
            <text:p>11582</text:p>
          </table:table-cell>
          <table:table-cell table:formula="of:= [.B69]*60+[.C69] + 0.01 * [.D69]" office:value-type="float" office:value="38.6">
            <text:p>38.60</text:p>
          </table:table-cell>
          <table:table-cell table:formula="of:=[.E69]/([.$I$1]*[.F69])" office:value-type="float" office:value="150.025906735751">
            <text:p>150.03</text:p>
          </table:table-cell>
          <table:table-cell table:number-columns-repeated="4"/>
        </table:table-row>
        <table:table-row table:style-name="ro1">
          <table:table-cell office:value-type="string">
            <text:p>głowa w lewo</text:p>
          </table:table-cell>
          <table:table-cell/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8808">
            <text:p>8808</text:p>
          </table:table-cell>
          <table:table-cell table:formula="of:= [.B70]*60+[.C70] + 0.01 * [.D70]" office:value-type="float" office:value="29.35">
            <text:p>29.35</text:p>
          </table:table-cell>
          <table:table-cell table:formula="of:=[.E70]/([.$I$1]*[.F70])" office:value-type="float" office:value="150.051107325383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głowa w prawo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2102">
            <text:p>12102</text:p>
          </table:table-cell>
          <table:table-cell table:formula="of:= [.B71]*60+[.C71] + 0.01 * [.D71]" office:value-type="float" office:value="40.33">
            <text:p>40.33</text:p>
          </table:table-cell>
          <table:table-cell table:formula="of:=[.E71]/([.$I$1]*[.F71])" office:value-type="float" office:value="150.037193156459">
            <text:p>150.04</text:p>
          </table:table-cell>
          <table:table-cell table:number-columns-repeated="4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9372">
            <text:p>9372</text:p>
          </table:table-cell>
          <table:table-cell table:formula="of:= [.B72]*60+[.C72] + 0.01 * [.D72]" office:value-type="float" office:value="31.23">
            <text:p>31.23</text:p>
          </table:table-cell>
          <table:table-cell table:formula="of:=[.E72]/([.$I$1]*[.F72])" office:value-type="float" office:value="150.048030739673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14650">
            <text:p>14650</text:p>
          </table:table-cell>
          <table:table-cell table:formula="of:= [.B73]*60+[.C73] + 0.01 * [.D73]" office:value-type="float" office:value="48.83">
            <text:p>48.83</text:p>
          </table:table-cell>
          <table:table-cell table:formula="of:=[.E73]/([.$I$1]*[.F73])" office:value-type="float" office:value="150.010239606799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pozycja rosego</text:p>
          </table:table-cell>
          <table:table-cell/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15242">
            <text:p>15242</text:p>
          </table:table-cell>
          <table:table-cell table:formula="of:= [.B74]*60+[.C74] + 0.01 * [.D74]" office:value-type="float" office:value="50.79">
            <text:p>50.79</text:p>
          </table:table-cell>
          <table:table-cell table:formula="of:=[.E74]/([.$I$1]*[.F74])" office:value-type="float" office:value="150.049222287852">
            <text:p>150.05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Hoppe Małgorzata</text:p>
          </table:table-cell>
          <table:table-cell table:style-name="Default" office:value-type="string">
            <text:p>minuty</text:p>
          </table:table-cell>
          <table:table-cell table:style-name="Default" office:value-type="string">
            <text:p>sekundy</text:p>
          </table:table-cell>
          <table:table-cell table:style-name="Default" office:value-type="string">
            <text:p>setne sekundy</text:p>
          </table:table-cell>
          <table:table-cell table:style-name="Default" office:value-type="string">
            <text:p>bajty</text:p>
          </table:table-cell>
          <table:table-cell table:style-name="Default" office:value-type="string">
            <text:p>całkowity czas w sekundach</text:p>
          </table:table-cell>
          <table:table-cell table:style-name="Default" office:value-type="string">
            <text:p>częstotliwość próbkowania</text:p>
          </table:table-cell>
          <table:table-cell table:number-columns-repeated="4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11940">
            <text:p>11940</text:p>
          </table:table-cell>
          <table:table-cell table:formula="of:= [.B77]*60+[.C77] + 0.01 * [.D77]" office:value-type="float" office:value="39.8">
            <text:p>39.80</text:p>
          </table:table-cell>
          <table:table-cell table:formula="of:=[.E77]/([.$I$1]*[.F77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8850">
            <text:p>8850</text:p>
          </table:table-cell>
          <table:table-cell table:formula="of:= [.B78]*60+[.C78] + 0.01 * [.D78]" office:value-type="float" office:value="29.49">
            <text:p>29.49</text:p>
          </table:table-cell>
          <table:table-cell table:formula="of:=[.E78]/([.$I$1]*[.F78])" office:value-type="float" office:value="150.050864699898">
            <text:p>150.05</text:p>
          </table:table-cell>
          <table:table-cell table:number-columns-repeated="4"/>
        </table:table-row>
        <table:table-row table:style-name="ro2">
          <table:table-cell office:value-type="string">
            <text:p>sinus</text:p>
          </table:table-cell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8850">
            <text:p>8850</text:p>
          </table:table-cell>
          <table:table-cell table:formula="of:= [.B79]*60+[.C79] + 0.01 * [.D79]" office:value-type="float" office:value="29.49">
            <text:p>29.49</text:p>
          </table:table-cell>
          <table:table-cell table:formula="of:=[.E79]/([.$I$1]*[.F79])" office:value-type="float" office:value="150.050864699898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8830">
            <text:p>8830</text:p>
          </table:table-cell>
          <table:table-cell table:formula="of:= [.B80]*60+[.C80] + 0.01 * [.D80]" office:value-type="float" office:value="29.42">
            <text:p>29.42</text:p>
          </table:table-cell>
          <table:table-cell table:formula="of:=[.E80]/([.$I$1]*[.F80])" office:value-type="float" office:value="150.06798096533">
            <text:p>150.07</text:p>
          </table:table-cell>
          <table:table-cell table:number-columns-repeated="4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2764">
            <text:p>12764</text:p>
          </table:table-cell>
          <table:table-cell table:formula="of:= [.B81]*60+[.C81] + 0.01 * [.D81]" office:value-type="float" office:value="42.54">
            <text:p>42.54</text:p>
          </table:table-cell>
          <table:table-cell table:formula="of:=[.E81]/([.$I$1]*[.F81])" office:value-type="float" office:value="150.023507287259">
            <text:p>150.02</text:p>
          </table:table-cell>
          <table:table-cell table:number-columns-repeated="4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5942">
            <text:p>5942</text:p>
          </table:table-cell>
          <table:table-cell table:formula="of:= [.B82]*60+[.C82] + 0.01 * [.D82]" office:value-type="float" office:value="19.8">
            <text:p>19.80</text:p>
          </table:table-cell>
          <table:table-cell table:formula="of:=[.E82]/([.$I$1]*[.F82])" office:value-type="float" office:value="150.050505050505">
            <text:p>150.05</text:p>
          </table:table-cell>
          <table:table-cell table:number-columns-repeated="4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5784">
            <text:p>5784</text:p>
          </table:table-cell>
          <table:table-cell table:formula="of:= [.B83]*60+[.C83] + 0.01 * [.D83]" office:value-type="float" office:value="19.27">
            <text:p>19.27</text:p>
          </table:table-cell>
          <table:table-cell table:formula="of:=[.E83]/([.$I$1]*[.F83])" office:value-type="float" office:value="150.077841203944">
            <text:p>150.08</text:p>
          </table:table-cell>
          <table:table-cell table:number-columns-repeated="4"/>
        </table:table-row>
        <table:table-row table:style-name="ro1">
          <table:table-cell office:value-type="string">
            <text:p>Siedząc oczy otwarte</text:p>
          </table:table-cell>
          <table:table-cell/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14066">
            <text:p>14066</text:p>
          </table:table-cell>
          <table:table-cell table:formula="of:= [.B84]*60+[.C84] + 0.01 * [.D84]" office:value-type="float" office:value="46.88">
            <text:p>46.88</text:p>
          </table:table-cell>
          <table:table-cell table:formula="of:=[.E84]/([.$I$1]*[.F84])" office:value-type="float" office:value="150.02133105802">
            <text:p>150.02</text:p>
          </table:table-cell>
          <table:table-cell table:number-columns-repeated="4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1748">
            <text:p>11748</text:p>
          </table:table-cell>
          <table:table-cell table:formula="of:= [.B85]*60+[.C85] + 0.01 * [.D85]" office:value-type="float" office:value="39.16">
            <text:p>39.16</text:p>
          </table:table-cell>
          <table:table-cell table:formula="of:=[.E85]/([.$I$1]*[.F85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samoistny na wznak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56578">
            <text:p>56578</text:p>
          </table:table-cell>
          <table:table-cell table:formula="of:= [.B86]*60+[.C86] + 0.01 * [.D86]" office:value-type="float" office:value="188.58">
            <text:p>188.58</text:p>
          </table:table-cell>
          <table:table-cell table:formula="of:=[.E86]/([.$I$1]*[.F86])" office:value-type="float" office:value="150.010605578534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14856">
            <text:p>14856</text:p>
          </table:table-cell>
          <table:table-cell table:formula="of:= [.B87]*60+[.C87] + 0.01 * [.D87]" office:value-type="float" office:value="49.51">
            <text:p>49.51</text:p>
          </table:table-cell>
          <table:table-cell table:formula="of:=[.E87]/([.$I$1]*[.F87])" office:value-type="float" office:value="150.030296909715">
            <text:p>150.03</text:p>
          </table:table-cell>
          <table:table-cell table:number-columns-repeated="4"/>
        </table:table-row>
        <table:table-row table:style-name="ro1">
          <table:table-cell office:value-type="string">
            <text:p>na prawym boku</text:p>
          </table:table-cell>
          <table:table-cell/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17808">
            <text:p>17808</text:p>
          </table:table-cell>
          <table:table-cell table:formula="of:= [.B88]*60+[.C88] + 0.01 * [.D88]" office:value-type="float" office:value="59.35">
            <text:p>59.35</text:p>
          </table:table-cell>
          <table:table-cell table:formula="of:=[.E88]/([.$I$1]*[.F88])" office:value-type="float" office:value="150.025273799495">
            <text:p>150.03</text:p>
          </table:table-cell>
          <table:table-cell table:number-columns-repeated="4"/>
        </table:table-row>
        <table:table-row table:style-name="ro1">
          <table:table-cell office:value-type="string">
            <text:p>pozycja rosego</text:p>
          </table:table-cell>
          <table:table-cell/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14768">
            <text:p>14768</text:p>
          </table:table-cell>
          <table:table-cell table:formula="of:= [.B89]*60+[.C89] + 0.01 * [.D89]" office:value-type="float" office:value="49.22">
            <text:p>49.22</text:p>
          </table:table-cell>
          <table:table-cell table:formula="of:=[.E89]/([.$I$1]*[.F89])" office:value-type="float" office:value="150.020316944332">
            <text:p>150.02</text:p>
          </table:table-cell>
          <table:table-cell table:number-columns-repeated="4"/>
        </table:table-row>
        <table:table-row table:style-name="ro1">
          <table:table-cell office:value-type="string">
            <text:p>Woda 44 do le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1996">
            <text:p>71996</text:p>
          </table:table-cell>
          <table:table-cell table:formula="of:= [.B90]*60+[.C90] + 0.01 * [.D90]" office:value-type="float" office:value="239.98">
            <text:p>239.98</text:p>
          </table:table-cell>
          <table:table-cell table:formula="of:=[.E90]/([.$I$1]*[.F90])" office:value-type="float" office:value="150.004167013918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Woda 44 do pra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1996">
            <text:p>71996</text:p>
          </table:table-cell>
          <table:table-cell table:formula="of:= [.B91]*60+[.C91] + 0.01 * [.D91]" office:value-type="float" office:value="239.98">
            <text:p>239.98</text:p>
          </table:table-cell>
          <table:table-cell table:formula="of:=[.E91]/([.$I$1]*[.F91])" office:value-type="float" office:value="150.004167013918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Woda 30 do le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1996">
            <text:p>71996</text:p>
          </table:table-cell>
          <table:table-cell table:formula="of:= [.B92]*60+[.C92] + 0.01 * [.D92]" office:value-type="float" office:value="239.98">
            <text:p>239.98</text:p>
          </table:table-cell>
          <table:table-cell table:formula="of:=[.E92]/([.$I$1]*[.F92])" office:value-type="float" office:value="150.004167013918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Woda 30 do prawego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1996">
            <text:p>71996</text:p>
          </table:table-cell>
          <table:table-cell table:formula="of:= [.B93]*60+[.C93] + 0.01 * [.D93]" office:value-type="float" office:value="239.98">
            <text:p>239.98</text:p>
          </table:table-cell>
          <table:table-cell table:formula="of:=[.E93]/([.$I$1]*[.F93])" office:value-type="float" office:value="150.004167013918">
            <text:p>150.0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Lechkun Małgorzata</text:p>
          </table:table-cell>
          <table:table-cell table:style-name="Default" office:value-type="string">
            <text:p>minuty</text:p>
          </table:table-cell>
          <table:table-cell table:style-name="Default" office:value-type="string">
            <text:p>sekundy</text:p>
          </table:table-cell>
          <table:table-cell table:style-name="Default" office:value-type="string">
            <text:p>setne sekundy</text:p>
          </table:table-cell>
          <table:table-cell table:style-name="Default" office:value-type="string">
            <text:p>bajty</text:p>
          </table:table-cell>
          <table:table-cell table:style-name="Default" office:value-type="string">
            <text:p>całkowity czas w sekundach</text:p>
          </table:table-cell>
          <table:table-cell table:style-name="Default" office:value-type="string">
            <text:p>częstotliwość próbkowania</text:p>
          </table:table-cell>
          <table:table-cell table:number-columns-repeated="4"/>
        </table:table-row>
        <table:table-row table:style-name="ro1">
          <table:table-cell office:value-type="string">
            <text:p>kalibracja</text:p>
          </table:table-cell>
          <table:table-cell/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16544">
            <text:p>16544</text:p>
          </table:table-cell>
          <table:table-cell table:formula="of:= [.B96]*60+[.C96] + 0.01 * [.D96]" office:value-type="float" office:value="55.14">
            <text:p>55.14</text:p>
          </table:table-cell>
          <table:table-cell table:formula="of:=[.E96]/([.$I$1]*[.F96])" office:value-type="float" office:value="150.018135654697">
            <text:p>150.02</text:p>
          </table:table-cell>
          <table:table-cell table:number-columns-repeated="4"/>
        </table:table-row>
        <table:table-row table:style-name="ro1">
          <table:table-cell office:value-type="string">
            <text:p>wah lin</text:p>
          </table:table-cell>
          <table:table-cell/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office:value-type="float" office:value="11660">
            <text:p>11660</text:p>
          </table:table-cell>
          <table:table-cell table:formula="of:= [.B97]*60+[.C97] + 0.01 * [.D97]" office:value-type="float" office:value="38.86">
            <text:p>38.86</text:p>
          </table:table-cell>
          <table:table-cell table:formula="of:=[.E97]/([.$I$1]*[.F97])" office:value-type="float" office:value="150.025733401956">
            <text:p>150.03</text:p>
          </table:table-cell>
          <table:table-cell table:number-columns-repeated="4"/>
        </table:table-row>
        <table:table-row table:style-name="ro2">
          <table:table-cell office:value-type="string">
            <text:p>sinus</text:p>
          </table:table-cell>
          <table:table-cell/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14550">
            <text:p>14550</text:p>
          </table:table-cell>
          <table:table-cell table:formula="of:= [.B98]*60+[.C98] + 0.01 * [.D98]" office:value-type="float" office:value="48.5">
            <text:p>48.50</text:p>
          </table:table-cell>
          <table:table-cell table:formula="of:=[.E98]/([.$I$1]*[.F98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pila L</text:p>
          </table:table-cell>
          <table:table-cell/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13732">
            <text:p>13732</text:p>
          </table:table-cell>
          <table:table-cell table:formula="of:= [.B99]*60+[.C99] + 0.01 * [.D99]" office:value-type="float" office:value="45.77">
            <text:p>45.77</text:p>
          </table:table-cell>
          <table:table-cell table:formula="of:=[.E99]/([.$I$1]*[.F99])" office:value-type="float" office:value="150.010924186148">
            <text:p>150.01</text:p>
          </table:table-cell>
          <table:table-cell table:number-columns-repeated="4"/>
        </table:table-row>
        <table:table-row table:style-name="ro1">
          <table:table-cell office:value-type="string">
            <text:p>pila P</text:p>
          </table:table-cell>
          <table:table-cell/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15538">
            <text:p>15538</text:p>
          </table:table-cell>
          <table:table-cell table:formula="of:= [.B100]*60+[.C100] + 0.01 * [.D100]" office:value-type="float" office:value="51.78">
            <text:p>51.78</text:p>
          </table:table-cell>
          <table:table-cell table:formula="of:=[.E100]/([.$I$1]*[.F100])" office:value-type="float" office:value="150.038624951719">
            <text:p>150.04</text:p>
          </table:table-cell>
          <table:table-cell table:number-columns-repeated="4"/>
        </table:table-row>
        <table:table-row table:style-name="ro1">
          <table:table-cell office:value-type="string">
            <text:p>pasy L</text:p>
          </table:table-cell>
          <table:table-cell/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14394">
            <text:p>14394</text:p>
          </table:table-cell>
          <table:table-cell table:formula="of:= [.B101]*60+[.C101] + 0.01 * [.D101]" office:value-type="float" office:value="47.98">
            <text:p>47.98</text:p>
          </table:table-cell>
          <table:table-cell table:formula="of:=[.E101]/([.$I$1]*[.F101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pasy P</text:p>
          </table:table-cell>
          <table:table-cell/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13098">
            <text:p>13098</text:p>
          </table:table-cell>
          <table:table-cell table:formula="of:= [.B102]*60+[.C102] + 0.01 * [.D102]" office:value-type="float" office:value="43.66">
            <text:p>43.66</text:p>
          </table:table-cell>
          <table:table-cell table:formula="of:=[.E102]/([.$I$1]*[.F102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Siedząc oczy otwarte</text:p>
          </table:table-cell>
          <table:table-cell/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17856">
            <text:p>17856</text:p>
          </table:table-cell>
          <table:table-cell table:formula="of:= [.B103]*60+[.C103] + 0.01 * [.D103]" office:value-type="float" office:value="59.51">
            <text:p>59.51</text:p>
          </table:table-cell>
          <table:table-cell table:formula="of:=[.E103]/([.$I$1]*[.F103])" office:value-type="float" office:value="150.025205847757">
            <text:p>150.03</text:p>
          </table:table-cell>
          <table:table-cell table:number-columns-repeated="4"/>
        </table:table-row>
        <table:table-row table:style-name="ro1">
          <table:table-cell office:value-type="string">
            <text:p>oczy zamkniete</text:p>
          </table:table-cell>
          <table:table-cell/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7450">
            <text:p>17450</text:p>
          </table:table-cell>
          <table:table-cell table:formula="of:= [.B104]*60+[.C104] + 0.01 * [.D104]" office:value-type="float" office:value="58.17">
            <text:p>58.17</text:p>
          </table:table-cell>
          <table:table-cell table:formula="of:=[.E104]/([.$I$1]*[.F104])" office:value-type="float" office:value="149.99140450404">
            <text:p>149.99</text:p>
          </table:table-cell>
          <table:table-cell table:number-columns-repeated="4"/>
        </table:table-row>
        <table:table-row table:style-name="ro1">
          <table:table-cell office:value-type="string">
            <text:p>samoistny na wznak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35806">
            <text:p>35806</text:p>
          </table:table-cell>
          <table:table-cell table:formula="of:= [.B105]*60+[.C105] + 0.01 * [.D105]" office:value-type="float" office:value="119.35">
            <text:p>119.35</text:p>
          </table:table-cell>
          <table:table-cell table:formula="of:=[.E105]/([.$I$1]*[.F105])" office:value-type="float" office:value="150.004189359028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na lewym boku</text:p>
          </table:table-cell>
          <table:table-cell/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17898">
            <text:p>17898</text:p>
          </table:table-cell>
          <table:table-cell table:formula="of:= [.B106]*60+[.C106] + 0.01 * [.D106]" office:value-type="float" office:value="59.66">
            <text:p>59.66</text:p>
          </table:table-cell>
          <table:table-cell table:formula="of:=[.E106]/([.$I$1]*[.F106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na prawym boku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34086">
            <text:p>34086</text:p>
          </table:table-cell>
          <table:table-cell table:formula="of:= [.B107]*60+[.C107] + 0.01 * [.D107]" office:value-type="float" office:value="113.62">
            <text:p>113.62</text:p>
          </table:table-cell>
          <table:table-cell table:formula="of:=[.E107]/([.$I$1]*[.F107])" office:value-type="float" office:value="150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pozycja rosego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35752">
            <text:p>35752</text:p>
          </table:table-cell>
          <table:table-cell table:formula="of:= [.B108]*60+[.C108] + 0.01 * [.D108]" office:value-type="float" office:value="119.16">
            <text:p>119.16</text:p>
          </table:table-cell>
          <table:table-cell table:formula="of:=[.E108]/([.$I$1]*[.F108])" office:value-type="float" office:value="150.016784155757">
            <text:p>150.02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2:50:32</meta:creation-date>
    <dc:date>2012-06-21T02:08:55</dc:date>
    <meta:editing-duration>PT3H3M3S</meta:editing-duration>
    <meta:editing-cycles>15</meta:editing-cycles>
    <meta:generator>LibreOffice/3.5$Linux_x86 LibreOffice_project/350m1$Build-2</meta:generator>
    <meta:document-statistic meta:table-count="3" meta:cell-count="744" meta:object-count="0"/>
  </office:meta>
</office:document-meta>
</file>